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2B100000050883B01D52E85C99B.png" manifest:media-type="image/png"/>
  <manifest:file-entry manifest:full-path="Pictures/1000000000000403000001641FEC477B8CC72ED9.png" manifest:media-type="image/png"/>
  <manifest:file-entry manifest:full-path="Pictures/100000000000016100000044E0594A7955C0B007.png" manifest:media-type="image/png"/>
  <manifest:file-entry manifest:full-path="Pictures/10000000000004F9000001B5507D464168953301.png" manifest:media-type="image/png"/>
  <manifest:file-entry manifest:full-path="Pictures/1000000000000700000001CC846871A403BE35AC.png" manifest:media-type="image/png"/>
  <manifest:file-entry manifest:full-path="Pictures/10000000000005F2000003195E2F5818C902DC2D.png" manifest:media-type="image/png"/>
  <manifest:file-entry manifest:full-path="Pictures/10000000000004F100000285312400F869F45CD5.png" manifest:media-type="image/png"/>
  <manifest:file-entry manifest:full-path="Pictures/10000000000002A7000000F973CCEB1F7CBA7254.png" manifest:media-type="image/png"/>
  <manifest:file-entry manifest:full-path="Pictures/1000000000000449000001794EA1CBEAFA0FC3AF.png" manifest:media-type="image/png"/>
  <manifest:file-entry manifest:full-path="Pictures/10000000000007A10000057A7C2EB23F9949ADF2.png" manifest:media-type="image/png"/>
  <manifest:file-entry manifest:full-path="Pictures/10000000000001FF00000050A6783865A503B70B.png" manifest:media-type="image/png"/>
  <manifest:file-entry manifest:full-path="Pictures/1000000100000329000001A0A7890C7AEEA809C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2BD00000032EB3EE513C8812A01.png" manifest:media-type="image/png"/>
  <manifest:file-entry manifest:full-path="Pictures/100000000000018B000000909E7D7138B8E8FCA3.png" manifest:media-type="image/png"/>
  <manifest:file-entry manifest:full-path="Pictures/10000000000003820000004CECAA05233FFB5A62.png" manifest:media-type="image/png"/>
  <manifest:file-entry manifest:full-path="Pictures/10000000000004EC0000018B3D63A44100DEF0EA.png" manifest:media-type="image/png"/>
  <manifest:file-entry manifest:full-path="Pictures/10000000000003690000004F6D626353CC0911D4.png" manifest:media-type="image/png"/>
  <manifest:file-entry manifest:full-path="Pictures/1000000100000190000001904EFC9CC0648F9E2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0000002D70000004BB4B6EAAD3D6BBB0D.png" manifest:media-type="image/png"/>
  <manifest:file-entry manifest:full-path="Pictures/10000001000003200000032091FD027DA04B222A.png" manifest:media-type="image/png"/>
  <manifest:file-entry manifest:full-path="Pictures/1000000000000647000000F00BA84A190CE7F1A6.png" manifest:media-type="image/png"/>
  <manifest:file-entry manifest:full-path="Pictures/10000000000003DE000001B769A300C220D2784F.png" manifest:media-type="image/png"/>
  <manifest:file-entry manifest:full-path="Pictures/100000010000025800000188CACFA4B0C4DC4533.png" manifest:media-type="image/png"/>
  <manifest:file-entry manifest:full-path="Pictures/1000000000000435000001C8460232FE77394931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4D80000018775B32F20C4584942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3CE000001C71F4870C3C1DD5FA2.png" manifest:media-type="image/png"/>
  <manifest:file-entry manifest:full-path="Pictures/10000000000002B100000043CE29EDDB1570CBB9.png" manifest:media-type="image/png"/>
  <manifest:file-entry manifest:full-path="Pictures/1000000100000253000000470DC5FDD645C16CE4.png" manifest:media-type="image/png"/>
  <manifest:file-entry manifest:full-path="Pictures/100000000000027000000117CF3AF1B08F4DEA82.png" manifest:media-type="image/png"/>
  <manifest:file-entry manifest:full-path="Pictures/1000000000000515000001343C9F40D7AC5FC741.png" manifest:media-type="image/png"/>
  <manifest:file-entry manifest:full-path="Pictures/10000000000003E8000001F4284A52885B50F761.png" manifest:media-type="image/png"/>
  <manifest:file-entry manifest:full-path="Pictures/1000000000000493000000E65E8DDE577D00B2C1.png" manifest:media-type="image/png"/>
  <manifest:file-entry manifest:full-path="Pictures/10000000000003E8000001F43E4BBC6B696CA5EE.png" manifest:media-type="image/png"/>
  <manifest:file-entry manifest:full-path="Pictures/1000000100000372000003726DF2BCFD81A80C26.png" manifest:media-type="image/png"/>
  <manifest:file-entry manifest:full-path="Pictures/10000000000003E8000001F4C23CE192FDD63D08.png" manifest:media-type="image/png"/>
  <manifest:file-entry manifest:full-path="Pictures/1000000000000304000001439322DE5AE86CC6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3.01cm"/>
      <style:paragraph-properties style:writing-mode="lr-tb"/>
    </style:style>
    <style:style style:name="gr10" style:family="graphic" style:parent-style-name="standard">
      <style:graphic-properties draw:stroke="none" draw:fill="none" fo:min-height="1.004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007cm"/>
      <style:paragraph-properties style:writing-mode="lr-tb"/>
    </style:style>
    <style:style style:name="gr12" style:family="graphic" style:parent-style-name="standard">
      <style:graphic-properties draw:stroke="none" draw:fill="none" fo:min-height="6.019cm"/>
      <style:paragraph-properties style:writing-mode="lr-tb"/>
    </style:style>
    <style:style style:name="gr13" style:family="graphic" style:parent-style-name="standard">
      <style:graphic-properties draw:stroke="none" draw:fill="none" fo:min-height="2.427cm"/>
      <style:paragraph-properties style:writing-mode="lr-tb"/>
    </style:style>
    <style:style style:name="gr14" style:family="graphic" style:parent-style-name="standard">
      <style:graphic-properties draw:stroke="none" draw:fill="none" fo:min-height="3.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7.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  <style:paragraph-properties style:writing-mode="lr-tb"/>
    </style:style>
    <style:style style:name="gr40" style:family="graphic" style:parent-style-name="objectwithoutfill">
      <style:graphic-properties svg:stroke-color="#000000" draw:marker-end="Arrowheads_20_2" draw:marker-end-width="0.3cm" draw:fill="none" draw:fill-color="#000000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4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02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54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7.548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3.5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3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5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4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5cm"/>
      <style:paragraph-properties style:writing-mode="lr-tb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style:font-name="Latin Modern Roman"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Courier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P20" style:family="paragraph">
      <loext:graphic-properties draw:fill="none" draw:fill-color="#ffffff"/>
      <style:paragraph-properties style:writing-mode="lr-tb"/>
      <style:text-properties style:font-name="Latin Modern Roman" fo:font-size="22pt" style:font-size-asian="22pt" style:font-size-complex="22pt"/>
    </style:style>
    <style:style style:name="P21" style:family="paragraph">
      <loext:graphic-properties draw:fill="none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Latin Modern Roman" fo:font-size="18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text-properties style:font-name="Latin Modern Roman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font-name="Latin Modern Roman"/>
    </style:style>
    <style:style style:name="P28" style:family="paragraph">
      <loext:graphic-properties draw:fill="none" draw:fill-color="#ffffff"/>
      <style:text-properties style:font-name="Latin Modern Roman"/>
    </style:style>
    <style:style style:name="P29" style:family="paragraph">
      <style:text-properties style:font-name="Latin Modern Roman" fo:font-weight="normal" style:font-weight-asian="normal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Latin Modern Roman" fo:font-weight="normal" style:font-weight-asian="normal" style:font-weight-complex="normal"/>
    </style:style>
    <style:style style:name="P31" style:family="paragraph">
      <loext:graphic-properties draw:fill="none" draw:fill-color="#ffffff"/>
      <style:text-properties style:font-name="Latin Modern Roman" fo:font-weight="normal" style:font-weight-asian="normal" style:font-weight-complex="normal"/>
    </style:style>
    <style:style style:name="P32" style:family="paragraph">
      <loext:graphic-properties draw:fill-color="#ffffff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20pt" style:font-size-asian="20pt" style:font-size-complex="20pt"/>
    </style:style>
    <style:style style:name="T5" style:family="text">
      <style:text-properties style:font-name="Latin Modern Roman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Courier"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position="-8% 58%"/>
    </style:style>
    <style:style style:name="T8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c9211e" loext:opacity="100%" style:font-name="Courier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atin Modern Roman"/>
    </style:style>
    <style:style style:name="T11" style:family="text">
      <style:text-properties style:text-position="-8% 58%" style:font-name="Latin Modern Roman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atin Modern Roman" fo:font-size="22pt" style:font-size-asian="22pt" style:font-size-complex="22pt"/>
    </style:style>
    <style:style style:name="T14" style:family="text">
      <style:text-properties style:font-name="Latin Modern Roman" fo:font-size="18pt"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Latin Modern Roman" fo:font-size="18pt"/>
    </style:style>
    <style:style style:name="T18" style:family="text">
      <style:text-properties style:font-name="Latin Modern Roman" fo:font-size="14pt" style:font-size-asian="14pt" style:font-size-complex="14pt"/>
    </style:style>
    <style:style style:name="T19" style:family="text">
      <style:text-properties style:text-position="33% 58%" style:font-name="Latin Modern Roman" fo:font-size="14pt" style:font-size-asian="14pt" style:font-size-complex="14pt"/>
    </style:style>
    <style:style style:name="T20" style:family="text">
      <style:text-properties style:font-name="Symbol" fo:font-size="18pt"/>
    </style:style>
    <style:style style:name="T21" style:family="text">
      <style:text-properties style:text-position="0% 100%" style:font-name="Latin Modern Roman" fo:font-size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Symbol" fo:font-size="18pt"/>
    </style:style>
    <style:style style:name="T26" style:family="text">
      <style:text-properties style:text-position="-8% 58%" style:font-name="Latin Modern Roman" fo:font-size="18pt"/>
    </style:style>
    <style:style style:name="T27" style:family="text">
      <style:text-properties style:font-name="Symbol"/>
    </style:style>
    <style:style style:name="T28" style:family="text">
      <style:text-properties style:text-position="33% 58%" style:font-name="Latin Modern Roman"/>
    </style:style>
    <style:style style:name="T29" style:family="text">
      <style:text-properties style:font-name="Latin Modern Roman" fo:font-style="italic" style:font-style-asian="italic" style:font-style-complex="italic"/>
    </style:style>
    <style:style style:name="T30" style:family="text">
      <style:text-properties style:font-name="Latin Modern Roman" fo:font-weight="bold" style:font-weight-asian="bold" style:font-weight-complex="bold"/>
    </style:style>
    <style:style style:name="T31" style:family="text">
      <style:text-properties style:font-name="Latin Modern Roman" fo:font-weight="normal" style:font-weight-asian="normal" style:font-weight-complex="normal"/>
    </style:style>
    <style:style style:name="T32" style:family="text">
      <style:text-properties style:font-name="Courie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</text:span><text:span text:style-name="T1">article, one of the factors that help </text:span><text:span text:style-name="T1">to become a billionaire is "to be </text:span><text:span text:style-name="T1">born in September", because:</text:span></text:p>
            <text:p><text:span text:style-name="T1"/></text:p>
            <text:p text:style-name="P4"><text:span text:style-name="T2">"More self-made billionaires were </text:span><text:span text:style-name="T2">born in September than any other </text:span><text:span text:style-name="T2">month. [...]</text:span></text:p>
            <text:p text:style-name="P4"><text:span text:style-name="T2">Of the 678 self-made billionaires </text:span><text:span text:style-name="T2">worldwide, 64 have September </text:span><text:span text:style-name="T2">birth dates."</text:span></text:p>
            <text:p><text:span text:style-name="T1"/></text:p>
            <text:p><text:span text:style-name="T1">What do you think is wrong with </text:span><text:span text:style-name="T1">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</text:span><text:span text:style-name="T3">(A and B, say) of 100 </text:span><text:span text:style-name="T3">random numbers </text:span><text:span text:style-name="T3">between 0 and 1</text:span></text:p>
              </text:list-item>
              <text:list-item>
                <text:p><text:span text:style-name="T3">Calculate the ratios </text:span><text:span text:style-name="T3">A/B and B/A</text:span></text:p>
              </text:list-item>
              <text:list-item>
                <text:p><text:span text:style-name="T3">Create a 4 x 4 figure </text:span><text:span text:style-name="T3">with KDEs and rug </text:span><text:span text:style-name="T3">plots of A/B, B/A, </text:span><text:span text:style-name="T3">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8" draw:layer="layout" svg:width="20cm" svg:height="3.899cm" svg:x="5.5cm" svg:y="9.101cm">
          <draw:text-box>
            <text:p><text:span text:style-name="T4">1. Is this sample positively or </text:span><text:span text:style-name="T4">negatively skewed?</text:span></text:p>
            <text:p><text:span text:style-name="T4">2. What is its interquartile </text:span><text:span text:style-name="T4">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0cm" svg:height="10.173cm" svg:x="5.9cm" svg:y="2.101cm">
          <draw:text-box>
            <text:p><text:span text:style-name="T4">What is the third quartile of </text:span><text:span text:style-name="T4">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</text:span><text:span text:style-name="T3">samples (A and B) of </text:span><text:span text:style-name="T3">100 random numbers </text:span><text:span text:style-name="T3">between 0 and 1, and </text:span><text:span text:style-name="T3">calculate their logratio </text:span><text:span text:style-name="T3">ln(A/B). Repeat 10 </text:span><text:span text:style-name="T3">times and visualise the </text:span><text:span text:style-name="T3">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9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draw:frame draw:style-name="gr1" draw:text-style-name="P1" draw:layer="layout" svg:width="9.499cm" svg:height="9.499cm" svg:x="0.215cm" svg:y="3.653cm">
          <draw:image xlink:href="Pictures/1000000100000372000003726DF2BCFD81A80C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</text:span><text:span text:style-name="T4">draw a hand of 2 cards from a </text:span><text:span text:style-name="T4">deck of 52 when the order of </text:span><text:span text:style-name="T4">the 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</text:span><text:span text:style-name="T4">draw a hand of 2 cards from a </text:span><text:span text:style-name="T4">deck of 52 when you </text:span><text:span text:style-name="T5">don't</text:span><text:span text:style-name="T4"> care </text:span><text:span text:style-name="T4">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1" draw:layer="layout" svg:width="17.19cm" svg:height="1.254cm" svg:x="7.31cm" svg:y="6.949cm">
          <draw:text-box>
            <text:p text:style-name="P10"><text:span text:style-name="T4">How many ways are there to </text:span><text:span text:style-name="T4">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3" draw:layer="layout" svg:width="22.5cm" svg:height="2.257cm" svg:x="3.5cm" svg:y="6.566cm">
          <draw:text-box>
            <text:p text:style-name="P12"><text:span text:style-name="T4">How many ways are there to </text:span><text:span text:style-name="T4">pick 3 geologists from a group </text:span><text:span text:style-name="T4">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5" draw:layer="layout" svg:width="20.9cm" svg:height="6.269cm" svg:x="4.3cm" svg:y="5.429cm">
          <draw:text-box>
            <text:p text:style-name="P14"><text:span text:style-name="T4">95% of iron ore deposits are </text:span><text:span text:style-name="T4">characterised by magnetic </text:span><text:span text:style-name="T4">anomalies, and so are 98% of </text:span><text:span text:style-name="T4">chromium deposits, and 1% of </text:span><text:span text:style-name="T4">other rocks. 0.1% of all rocks </text:span><text:span text:style-name="T4">contain iron ore, and 0.05% of </text:span><text:span text:style-name="T4">rocks contain chromium ore. </text:span><text:span text:style-name="T4">Suppose that we have found a </text:span><text:span text:style-name="T4">magnetic anomaly. What is the </text:span><text:span text:style-name="T4">probability that this is caused </text:span><text:span text:style-name="T4">by an 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5.7cm">
          <draw:text-box>
            <text:p text:style-name="P14"><text:span text:style-name="T4">How many ways are there to </text:span><text:span text:style-name="T4">shuffle 52 cards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6cm">
          <draw:text-box>
            <text:p text:style-name="P14"><text:span text:style-name="T4">How many ways are there to </text:span><text:span text:style-name="T4">rank one million people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5" draw:layer="layout" svg:width="26cm" svg:height="3.68cm" svg:x="1.3cm" svg:y="6.429cm">
          <draw:text-box>
            <text:p text:style-name="P14"><text:span text:style-name="T4">How many ways are there to </text:span><text:span text:style-name="T4">draw 6 lottery numbers from a </text:span><text:span text:style-name="T4">collection of 59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8" draw:layer="layout" svg:width="3.935cm" svg:height="6.269cm" svg:x="4.3cm" svg:y="4.4cm">
          <draw:text-box>
            <text:p><text:span text:style-name="T4">Question 1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9.301cm" svg:y="4.401cm">
          <draw:text-box>
            <text:p><text:span text:style-name="T4">Question 2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4.301cm" svg:y="4.401cm">
          <draw:text-box>
            <text:p><text:span text:style-name="T4">Question 3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9.302cm" svg:y="4.402cm">
          <draw:text-box>
            <text:p><text:span text:style-name="T4">Question 4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4.67cm" svg:height="1.254cm" svg:x="1cm" svg:y="0.74cm">
          <draw:text-box>
            <text:p><text:span text:style-name="T4">What is the chance of guessing </text:span><text:span text:style-name="T4">two of these multiple choice </text:span><text:span text:style-name="T4">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8" draw:layer="layout" svg:width="21.207cm" svg:height="3.26cm" svg:x="4cm" svg:y="5.3cm">
          <draw:text-box>
            <text:p><text:span text:style-name="T4">A Scottish geology student </text:span><text:span text:style-name="T4">goes mapping on five </text:span><text:span text:style-name="T4">occasions.</text:span></text:p>
            <text:p><text:span text:style-name="T4">There is an 80% chance of rain </text:span><text:span text:style-name="T4">per trip. What is the </text:span><text:span text:style-name="T4">probability </text:span></text:p>
            <text:p><text:span text:style-name="T4">that the student enjoys at least </text:span><text:span text:style-name="T4">two dry 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8" draw:layer="layout" svg:width="25.199cm" svg:height="5.266cm" svg:x="1.32cm" svg:y="4.237cm">
          <draw:text-box>
            <text:p><text:span text:style-name="T4">We believe that 50% of all </text:span><text:span text:style-name="T4">dinosaur fossils are female (and </text:span><text:span text:style-name="T4">50% are male). </text:span></text:p>
            <text:p><text:span text:style-name="T4">A bone bed contains 50 </text:span><text:span text:style-name="T4">dinosaur fossils among which </text:span><text:span text:style-name="T4">32 are female </text:span></text:p>
            <text:p><text:span text:style-name="T4">(and 18 are male). Do we have </text:span><text:span text:style-name="T4">enough evidence to prove that </text:span><text:span text:style-name="T4">the proportion </text:span></text:p>
            <text:p><text:span text:style-name="T4">of males and females is </text:span><text:span text:style-name="T4">different? Do our data support </text:span><text:span text:style-name="T4">the notion that </text:span></text:p>
            <text:p><text:span text:style-name="T4">females are more common than </text:span><text:span text:style-name="T4">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6">qbinom(p=c(0.025,0.975),size=50,pr</text:span><text:span text:style-name="T6">ob=0.5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6">qbinom(p=c(0.025,0.975),size=50,pr</text:span><text:span text:style-name="T6">ob=0.5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6">pbinom(q=18,size=50,prob=0.5)</text:span></text:p>
          </draw:text-box>
        </draw:frame>
        <draw:frame draw:style-name="gr26" draw:text-style-name="P18" draw:layer="layout" svg:width="19.345cm" svg:height="1.458cm" svg:x="8.65cm" svg:y="14.702cm">
          <draw:text-box>
            <text:p><text:span text:style-name="T8">Alternatively: </text:span><text:span text:style-name="T9">binom.test(x=18,p=0.5,n=50,alterna</text:span><text:span text:style-name="T9">tive='two.side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6">pbinom(q=18,size=50,prob=0.5)</text:span></text:p>
          </draw:text-box>
        </draw:frame>
        <draw:frame draw:style-name="gr28" draw:text-style-name="P18" draw:layer="layout" svg:width="17.9cm" svg:height="1.458cm" svg:x="10.1cm" svg:y="14.702cm">
          <draw:text-box>
            <text:p><text:span text:style-name="T8">Alternatively: </text:span><text:span text:style-name="T9">binom.test(x=18,p=0.5,n=50,alterna</text:span><text:span text:style-name="T9">tive='less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6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6">pbinom(q=32,size=50,prob=0.5)</text:span></text:p>
          </draw:text-box>
        </draw:frame>
        <draw:frame draw:style-name="gr30" draw:text-style-name="P18" draw:layer="layout" svg:width="19.1cm" svg:height="1.458cm" svg:x="8.9cm" svg:y="14.702cm">
          <draw:text-box>
            <text:p><text:span text:style-name="T8">Alternatively: </text:span><text:span text:style-name="T9">binom.test(x=32,p=0.5,n=50,alterna</text:span><text:span text:style-name="T9">tive='greater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</text:span><text:span text:style-name="T10">probability of committing a type 1 </text:span><text:span text:style-name="T10">error</text:span></text:p>
            <text:p><text:span text:style-name="T10"/></text:p>
            <text:p><text:span text:style-name="T10"/></text:p>
            <text:p><text:span text:style-name="T10">a. increases with decreasing </text:span><text:span text:style-name="T10">significance level </text:span></text:p>
            <text:p><text:span text:style-name="T10"/></text:p>
            <text:p><text:span text:style-name="T10">b. decreases with decreasing </text:span><text:span text:style-name="T10">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</text:span><text:span text:style-name="T10">probability of committing a type 2 </text:span><text:span text:style-name="T10">error</text:span></text:p>
            <text:p><text:span text:style-name="T10"/></text:p>
            <text:p><text:span text:style-name="T10"/></text:p>
            <text:p><text:span text:style-name="T10">a. increases with decreasing </text:span><text:span text:style-name="T10">significance level </text:span></text:p>
            <text:p><text:span text:style-name="T10"/></text:p>
            <text:p><text:span text:style-name="T10">b. decreases with decreasing </text:span><text:span text:style-name="T10">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19" draw:layer="layout" svg:width="21.5cm" svg:height="11.977cm" svg:x="4.5cm" svg:y="3.5cm">
          <draw:text-box>
            <text:p><text:span text:style-name="T10">Increasing sample size decreases </text:span><text:span text:style-name="T10">the probability of incurring:</text:span></text:p>
            <text:p><text:span text:style-name="T10"/></text:p>
            <text:p><text:span text:style-name="T10"/></text:p>
            <text:p><text:span text:style-name="T10">a. only type 1 errors</text:span></text:p>
            <text:p><text:span text:style-name="T10"/></text:p>
            <text:p><text:span text:style-name="T10">b. only type 2 errors</text:span></text:p>
            <text:p><text:span text:style-name="T10"/></text:p>
            <text:p><text:span text:style-name="T10">c. both type 1 and type 2 errors</text:span></text:p>
            <text:p><text:span text:style-name="T10"/></text:p>
            <text:p><text:span text:style-name="T10">d. neither type 1 nor type 2 errors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19" draw:layer="layout" svg:width="25.5cm" svg:height="11.075cm" svg:x="1cm" svg:y="3.5cm">
          <draw:text-box>
            <text:p><text:span text:style-name="T10">Using R, determine the rejection </text:span><text:span text:style-name="T10">region for the following binomial </text:span><text:span text:style-name="T10">hypothesis test:</text:span></text:p>
            <text:p><text:span text:style-name="T10"/></text:p>
            <text:p><text:span text:style-name="T10">H</text:span><text:span text:style-name="T11">0</text:span><text:span text:style-name="T10">: =0.1</text:span></text:p>
            <text:p><text:span text:style-name="T10"/></text:p>
            <text:p><text:span text:style-name="T10">vs.</text:span></text:p>
            <text:p><text:span text:style-name="T10"/></text:p>
            <text:p><text:span text:style-name="T10">H</text:span><text:span text:style-name="T11">a</text:span><text:span text:style-name="T10">: &lt;0.1</text:span></text:p>
            <text:p><text:span text:style-name="T10"/></text:p>
            <text:p><text:span text:style-name="T10">for =1000 and =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19" draw:layer="layout" svg:width="21.3cm" svg:height="11.075cm" svg:x="3.6cm" svg:y="2.725cm">
          <draw:text-box>
            <text:p><text:span text:style-name="T10">Using R, compute the probability </text:span><text:span text:style-name="T10">of committing a type-2 error for </text:span><text:span text:style-name="T10">the following binomial hypothesis </text:span><text:span text:style-name="T10">test:</text:span></text:p>
            <text:p><text:span text:style-name="T10"/></text:p>
            <text:p text:style-name="P4"><text:span text:style-name="T10">H</text:span><text:span text:style-name="T11">0</text:span><text:span text:style-name="T10">: =0.1</text:span></text:p>
            <text:p text:style-name="P4"><text:span text:style-name="T10"/></text:p>
            <text:p text:style-name="P4"><text:span text:style-name="T10">vs.</text:span></text:p>
            <text:p text:style-name="P4"><text:span text:style-name="T10"/></text:p>
            <text:p text:style-name="P4"><text:span text:style-name="T10">H</text:span><text:span text:style-name="T11">a</text:span><text:span text:style-name="T10">: &lt;0.1</text:span></text:p>
            <text:p text:style-name="P4"><text:span text:style-name="T10"/></text:p>
            <text:p text:style-name="P4"><text:span text:style-name="T10">for =1000 and =0.01 when the </text:span><text:span text:style-name="T10">true parameter value is =0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lower limit of a 95% </text:span><text:span text:style-name="T1">confidence interval for a Bernoulli </text:span><text:span text:style-name="T1">experiment with =0 successes out </text:span><text:span text:style-name="T1">of 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1" draw:layer="layout" svg:width="20.967cm" svg:height="9.794cm" svg:x="4.033cm" svg:y="3cm">
          <draw:image xlink:href="Pictures/10000000000003CE000001C71F4870C3C1DD5F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" draw:layer="layout" svg:width="8.295cm" svg:height="8.295cm" svg:x="8.5cm" svg:y="3.905cm">
          <draw:image xlink:href="Pictures/1000000100000190000001904EFC9CC0648F9E24.png" xlink:type="simple" xlink:show="embed" xlink:actuate="onLoad" draw:mime-type="image/png">
            <text:p/>
          </draw:image>
        </draw:frame>
        <draw:frame draw:style-name="gr35" draw:text-style-name="P5" draw:layer="layout" svg:width="21.5cm" svg:height="7cm" svg:x="3.5cm" svg:y="1.5cm">
          <draw:text-box>
            <text:p><text:span text:style-name="T1">Four estimated 95% confidence </text:span><text:span text:style-name="T1">intervals for a binomial parameter </text:span><text:span text:style-name="T1">are shown as error bars:</text:span></text:p>
          </draw:text-box>
        </draw:frame>
        <draw:frame draw:style-name="gr36" draw:text-style-name="P5" draw:layer="layout" svg:width="21.5cm" svg:height="2.5cm" svg:x="3.5cm" svg:y="12.5cm">
          <draw:text-box>
            <text:p><text:span text:style-name="T1">Assuming that all four estimates </text:span><text:span text:style-name="T1">were drawn from the same </text:span><text:span text:style-name="T1">population, which of these samples </text:span><text:span text:style-name="T1">is the biggest (has the biggest 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upper limit of a 95% </text:span><text:span text:style-name="T1">confidence interval for a Bernoulli </text:span><text:span text:style-name="T1">experiment with =0 successes out </text:span><text:span text:style-name="T1">of 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7" draw:text-style-name="P5" draw:layer="layout" svg:width="23cm" svg:height="7.467cm" svg:x="3.1cm" svg:y="3.9cm">
          <draw:text-box>
            <text:p><text:span text:style-name="T1">Suppose that we have counted 20 </text:span><text:span text:style-name="T1">pollen and counted the number of </text:span><text:span text:style-name="T1">arboreal (A) or non-arboreal (N) </text:span><text:span text:style-name="T1">species among them. Further </text:span><text:span text:style-name="T1">suppose that the true </text:span><text:span text:style-name="T1">arboreal/non-arboreal pollen ratio </text:span><text:span text:style-name="T1">in the soil is 4. What is </text:span><text:span text:style-name="T1">probability that the arboreal/non-</text:span><text:span text:style-name="T1">arboreal ratio of the 20 counts is 9 </text:span><text:span text:style-name="T1">or greater?</text:span></text:p>
            <text:p><text:span text:style-name="T1"/></text:p>
            <text:p><text:span text:style-name="T1">Hint: can you calculate p(A) from </text:span><text:span text:style-name="T1">p(A)/p(N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5.601cm">
          <draw:text-box>
            <text:p><text:span text:style-name="T1">Given =12 arboreal pollen and =8 </text:span><text:span text:style-name="T1">non-arboreal pollen, compute a </text:span><text:span text:style-name="T1">95% confidence interval for the /-</text:span><text:span text:style-name="T1">ratio of the so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4" draw:text-style-name="P20" draw:layer="layout" svg:width="25cm" svg:height="2.8cm" svg:x="1.5cm" svg:y="1.5cm">
          <draw:text-box>
            <text:p><text:span text:style-name="T12">Given the approximate </text:span><text:span text:style-name="T12">formula for binomial </text:span><text:span text:style-name="T13">95% </text:span><text:span text:style-name="T13">confidence intervals:</text:span></text:p>
          </draw:text-box>
        </draw:frame>
        <draw:frame draw:style-name="gr1" draw:text-style-name="P1" draw:layer="layout" svg:width="12.39cm" svg:height="5.184cm" svg:x="7.8cm" svg:y="4.616cm">
          <draw:image xlink:href="Pictures/1000000000000304000001439322DE5AE86CC6E8.png" xlink:type="simple" xlink:show="embed" xlink:actuate="onLoad" draw:mime-type="image/png">
            <text:p/>
          </draw:image>
        </draw:frame>
        <draw:frame draw:style-name="gr34" draw:text-style-name="P20" draw:layer="layout" svg:width="25cm" svg:height="2.8cm" svg:x="1.7cm" svg:y="11.3cm">
          <draw:text-box>
            <text:p><text:span text:style-name="T13">How large a sample do you </text:span><text:span text:style-name="T13">need to reduce the width of </text:span><text:span text:style-name="T13">a 95% confidence interval </text:span><text:span text:style-name="T13">for p to 0.01 when k/n = </text:span><text:span text:style-name="T13">0.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34" draw:text-style-name="P5" draw:layer="layout" svg:width="21.5cm" svg:height="2.8cm" svg:x="4.2cm" svg:y="6.301cm">
          <draw:text-box>
            <text:p><text:span text:style-name="T1">Consider a sequence of 20 Poisson </text:span><text:span text:style-name="T1">numbers that add up to 80. What </text:span><text:span text:style-name="T1">is the standard deviation of the </text:span><text:span text:style-name="T1">underlying Poisson distribu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8" draw:text-style-name="P5" draw:layer="layout" svg:width="25cm" svg:height="4.277cm" svg:x="1.9cm" svg:y="7.623cm">
          <draw:text-box>
            <text:p><text:span text:style-name="T1">On average a magnitude ≥ 9 </text:span><text:span text:style-name="T1">earthquake occurs once every 13.5 </text:span><text:span text:style-name="T1">years. </text:span></text:p>
            <text:p><text:span text:style-name="T1"/></text:p>
            <text:list text:style-name="L3">
              <text:list-item>
                <text:p><text:span text:style-name="T1">What is the probability that two </text:span><text:span text:style-name="T1">such earthquakes will happen </text:span><text:span text:style-name="T1">next year? </text:span></text:p>
              </text:list-item>
              <text:list-item>
                <text:p><text:span text:style-name="T1">What is the probability that </text:span><text:span text:style-name="T1">none will happen in the next </text:span><text:span text:style-name="T1">century?</text:span></text:p>
              </text:list-item>
            </text:list>
          </draw:text-box>
        </draw:frame>
        <draw:frame draw:style-name="gr1" draw:text-style-name="P1" draw:layer="layout" svg:width="7.165cm" svg:height="2.612cm" svg:x="9.001cm" svg:y="2.6cm">
          <draw:image xlink:href="Pictures/100000000000018B000000909E7D7138B8E8FC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2" draw:text-style-name="P5" draw:layer="layout" svg:width="24.4cm" svg:height="11.977cm" svg:x="1.9cm" svg:y="1.923cm">
          <draw:text-box>
            <text:p><text:span text:style-name="T1">Sally Clark was an English </text:span><text:span text:style-name="T1">solicitor who, in November 1999, </text:span><text:span text:style-name="T1">was found guilty of the murder of </text:span><text:span text:style-name="T1">her two infant sons. Clark's first </text:span><text:span text:style-name="T1">son died in December 1996 within </text:span><text:span text:style-name="T1">a few weeks of his birth, and her </text:span><text:span text:style-name="T1">second son died in similar </text:span><text:span text:style-name="T1">circumstances in January 1998. A </text:span><text:span text:style-name="T1">month later, she was arrested and </text:span><text:span text:style-name="T1">tried for both deaths. The defense </text:span><text:span text:style-name="T1">argued that the children had died </text:span><text:span text:style-name="T1">of sudden infant death syndrome </text:span><text:span text:style-name="T1">(SIDS). The prosecution case </text:span><text:span text:style-name="T1">relied on statistical evidence </text:span><text:span text:style-name="T1">presented by paediatrician </text:span><text:span text:style-name="T1">Professor Sir Roy Meadow, who </text:span><text:span text:style-name="T1">testified that the chance of two </text:span><text:span text:style-name="T1">children from an affluent family </text:span><text:span text:style-name="T1">suffering SIDS was </text:span><text:span text:style-name="T14">1 in 73 </text:span><text:span text:style-name="T14">million</text:span><text:span text:style-name="T1">.</text:span></text:p>
            <text:p><text:span text:style-name="T1"/></text:p>
            <text:p><text:span text:style-name="T1">In January of 2003, there was a </text:span><text:span text:style-name="T1">retrial and Sally Clark was cleared </text:span><text:span text:style-name="T1">of all guilt, after spending more </text:span><text:span text:style-name="T1">than three years in prison. This is </text:span><text:span text:style-name="T1">because Sir Roy made </text:span><text:span text:style-name="T14">three </text:span><text:span text:style-name="T14">statistical mistakes</text:span><text:span text:style-name="T1">. Can you </text:span><text:span text:style-name="T1">identify at least one of them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14.981cm" svg:height="6.698cm" svg:x="11.3cm" svg:y="0.5cm">
          <draw:image xlink:href="Pictures/100000000000027000000117CF3AF1B08F4DEA82.png" xlink:type="simple" xlink:show="embed" xlink:actuate="onLoad" draw:mime-type="image/png">
            <text:p/>
          </draw:image>
        </draw:frame>
        <draw:frame draw:style-name="gr39" draw:text-style-name="P5" draw:layer="layout" svg:width="26cm" svg:height="12.879cm" svg:x="0.9cm" svg:y="0.923cm">
          <draw:text-box>
            <text:p><text:span text:style-name="T15">1. Multiple comparisons</text:span></text:p>
            <text:p><text:span text:style-name="T15"/></text:p>
            <text:p><text:span text:style-name="T15"><text:s text:c="3"/></text:span><text:span text:style-name="T15">(assuming 1 in 7x10</text:span><text:span text:style-name="T16">7</text:span><text:span text:style-name="T15"> value is </text:span><text:span text:style-name="T15">correct)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4"><text:span text:style-name="T1">2. Statistical independence: P(1</text:span><text:span text:style-name="T17">st</text:span><text:span text:style-name="T1"> </text:span><text:span text:style-name="T1">SIDS) = 1/1300, P(2</text:span><text:span text:style-name="T17">nd</text:span><text:span text:style-name="T1"> SIDS) = </text:span><text:span text:style-name="T1">1/228</text:span></text:p>
            <text:p><text:span text:style-name="T1"/></text:p>
            <text:p><text:span text:style-name="T1">3. The "prosecutor's fallacy": </text:span></text:p>
          </draw:text-box>
        </draw:frame>
        <draw:frame draw:style-name="gr1" draw:text-style-name="P1" draw:layer="layout" svg:width="9cm" svg:height="4.627cm" svg:x="19cm" svg:y="11.073cm">
          <draw:image xlink:href="Pictures/1000000100000329000001A0A7890C7AEEA809CB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1.642cm" svg:x="4cm" svg:y="10.95cm">
          <draw:image xlink:href="Pictures/10000000000001FF00000050A6783865A503B70B.png" xlink:type="simple" xlink:show="embed" xlink:actuate="onLoad" draw:mime-type="image/png">
            <text:p/>
          </draw:image>
        </draw:frame>
        <draw:line draw:style-name="gr40" draw:text-style-name="P21" draw:layer="layout" svg:x1="11.5cm" svg:y1="10cm" svg:x2="11cm" svg:y2="10.95cm">
          <text:p/>
        </draw:line>
        <draw:frame draw:style-name="gr41" draw:text-style-name="P22" draw:layer="layout" svg:width="15cm" svg:height="1.657cm" svg:x="10.295cm" svg:y="9.193cm">
          <draw:text-box>
            <text:p text:style-name="P4"><text:span text:style-name="T18">P(1</text:span><text:span text:style-name="T19">st</text:span><text:span text:style-name="T18"> homicide) = 1/21700, P(2</text:span><text:span text:style-name="T19">nd</text:span><text:span text:style-name="T18"> SIDS) = </text:span><text:span text:style-name="T18">1/123</text:span></text:p>
            <text:p text:style-name="P4"><text:span text:style-name="T18"/></text:p>
          </draw:text-box>
        </draw:frame>
        <draw:line draw:style-name="gr40" draw:text-style-name="P21" draw:layer="layout" svg:x1="17cm" svg:y1="10cm" svg:x2="13cm" svg:y2="11cm">
          <text:p/>
        </draw:line>
        <draw:line draw:style-name="gr42" draw:text-style-name="P1" draw:layer="layout" svg:x1="11.3cm" svg:y1="3.955cm" svg:x2="14cm" svg:y2="7.5cm">
          <text:p/>
        </draw:line>
        <draw:frame draw:style-name="gr43" draw:text-style-name="P22" draw:layer="layout" svg:width="3.071cm" svg:height="1.657cm" draw:transform="rotate (-0.916646923147422) translate (12.515cm 3.955cm)">
          <draw:text-box>
            <text:p text:style-name="P4"><text:span text:style-name="T18">(it is not)</text:span></text:p>
            <text:p text:style-name="P4"><text:span text:style-name="T18"/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4" draw:text-style-name="P5" draw:layer="layout" svg:width="22.6cm" svg:height="11.084cm" svg:x="1.4cm" svg:y="2.118cm">
          <draw:text-box>
            <text:p><text:span text:style-name="T1">Using R:</text:span></text:p>
            <text:p><text:span text:style-name="T1"/></text:p>
            <text:list text:style-name="L3">
              <text:list-item>
                <text:p><text:span text:style-name="T1">compute the probability of k=6 </text:span><text:span text:style-name="T1">successes in a Poisson </text:span><text:span text:style-name="T1">experiment with parameter </text:span><text:span text:style-name="T20">l</text:span><text:span text:style-name="T1">=3.</text:span></text:p>
                <text:p><text:span text:style-name="T1"/></text:p>
              </text:list-item>
              <text:list-item>
                <text:p text:style-name="P4"><text:span text:style-name="T1">compute the probability of </text:span><text:span text:style-name="T1">observing </text:span><text:span text:style-name="T14">more than</text:span><text:span text:style-name="T1"> 3 </text:span><text:span text:style-name="T1">successes in a Poisson </text:span><text:span text:style-name="T1">experiment with </text:span><text:span text:style-name="T20">l</text:span><text:span text:style-name="T1">=3.</text:span></text:p>
                <text:p text:style-name="P4"><text:span text:style-name="T1"/></text:p>
              </text:list-item>
              <text:list-item>
                <text:p text:style-name="P4"><text:span text:style-name="T1">compute the 10</text:span><text:span text:style-name="T17">th</text:span><text:span text:style-name="T1"> percentile of a </text:span><text:span text:style-name="T1">Poisson distribution with </text:span><text:span text:style-name="T20">l</text:span><text:span text:style-name="T1">=100.</text:span></text:p>
                <text:p text:style-name="P4"><text:span text:style-name="T1"/></text:p>
              </text:list-item>
              <text:list-item>
                <text:p text:style-name="P4"><text:span text:style-name="T1">compute the upper limit of a </text:span><text:span text:style-name="T1">95% confidence interval for the </text:span><text:span text:style-name="T1">mean of the Poisson variable </text:span><text:span text:style-name="T1">given k=7 success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5" draw:text-style-name="P5" draw:layer="layout" svg:width="25cm" svg:height="5.69cm" svg:x="1.4cm" svg:y="4.823cm">
          <draw:text-box>
            <text:p><text:span text:style-name="T1">The Orange River in South Africa </text:span><text:span text:style-name="T1">is famous for its alluvial diamonds. </text:span><text:span text:style-name="T1">In order for mining operations to </text:span><text:span text:style-name="T1">be profitable, placer deposits </text:span><text:span text:style-name="T14">must contain at least 2 </text:span><text:span text:style-name="T14">diamonds per tonne</text:span><text:span text:style-name="T1">. A </text:span><text:span text:style-name="T1">diamond mining company has </text:span><text:span text:style-name="T14">sieved 10 tonnes of sand and </text:span><text:span text:style-name="T14">found 12 diamonds</text:span><text:span text:style-name="T1">. Assuming </text:span><text:span text:style-name="T1">that the diamonds are randomly </text:span><text:span text:style-name="T1">distributed in the sand, should the </text:span><text:span text:style-name="T1">company cease operations? Or </text:span><text:span text:style-name="T1">would it be premature to do so </text:span><text:span text:style-name="T1">and should they acquire some </text:span><text:span text:style-name="T1">more data fir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37" draw:text-style-name="P5" draw:layer="layout" svg:width="25cm" svg:height="7.467cm" svg:x="1.4cm" svg:y="4.323cm">
          <draw:text-box>
            <text:p><text:span text:style-name="T1">A 10x10 grid of Poisson values </text:span><text:span text:style-name="T1">sharing the same parameter 𝜆 are </text:span><text:span text:style-name="T1">summed together. What is the </text:span><text:span text:style-name="T1">distribution of the sum?</text:span></text:p>
            <text:p><text:span text:style-name="T1"/></text:p>
            <text:p><text:span text:style-name="T1">a. Poisson</text:span></text:p>
            <text:p><text:span text:style-name="T1">b. Normal and (approximately) </text:span><text:span text:style-name="T1">Poisson</text:span></text:p>
            <text:p><text:span text:style-name="T1">c. Normal</text:span></text:p>
            <text:p><text:span text:style-name="T1">d. Poisson and (approximately) </text:span><text:span text:style-name="T1">normal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5" draw:text-style-name="P5" draw:layer="layout" svg:width="21.6cm" svg:height="5.69cm" svg:x="3.2cm" svg:y="4.323cm">
          <draw:text-box>
            <text:p><text:span text:style-name="T1">IQ scores follow a normal </text:span><text:span text:style-name="T1">distribution with a mean of 100 </text:span><text:span text:style-name="T1">and a standard deviation of 15. </text:span><text:span text:style-name="T1">Approximately what percentage of </text:span><text:span text:style-name="T1">the population has an IQ of more </text:span><text:span text:style-name="T1">than 130?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46" draw:text-style-name="P5" draw:layer="layout" svg:width="19.3cm" svg:height="9.271cm" svg:x="3.6cm" svg:y="1.323cm">
          <draw:text-box>
            <text:p><text:span text:style-name="T1">The ℮-symbol on packaging </text:span><text:span text:style-name="T1">guarantees consumers that they </text:span><text:span text:style-name="T1">receive at least the amount of </text:span><text:span text:style-name="T1">product that they paid for. For </text:span><text:span text:style-name="T1">example, 0.75 L℮ means that at </text:span><text:span text:style-name="T1">most 1.5% of the containers with </text:span><text:span text:style-name="T1">this label are allowed to contain </text:span><text:span text:style-name="T1">less that 0.75 L of fluid. Suppose </text:span><text:span text:style-name="T1">that the amount of wine that is </text:span><text:span text:style-name="T1">dispensed by a bottle filling </text:span><text:span text:style-name="T1">machine follows a normal </text:span><text:span text:style-name="T1">distribution with a standard </text:span><text:span text:style-name="T1">deviation of 2 ml. On average, by </text:span><text:span text:style-name="T1">how much do we have to overfill </text:span><text:span text:style-name="T1">the bottles to ensure that our wine </text:span><text:span text:style-name="T1">receives the ℮-label? Work out the </text:span><text:span text:style-name="T1">solution by hand using Table 20.1.</text:span></text:p>
            <text:p><text:span text:style-name="T1"/></text:p>
          </draw:text-box>
        </draw:frame>
        <draw:frame draw:style-name="gr1" draw:text-style-name="P1" draw:layer="layout" svg:width="26.499cm" svg:height="3.956cm" svg:x="0.703cm" svg:y="10.4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47" draw:text-style-name="P5" draw:layer="layout" svg:width="19.3cm" svg:height="8.369cm" svg:x="4.1cm" svg:y="2.923cm">
          <draw:text-box>
            <text:p><text:span text:style-name="T1">The height of men follows a </text:span><text:span text:style-name="T1">normal distribution with a mean </text:span><text:span text:style-name="T1">of 175 cm and a standard </text:span><text:span text:style-name="T1">deviation of 7.7 cm. The height of </text:span><text:span text:style-name="T1">women follows a normal </text:span><text:span text:style-name="T1">distribution with a mean of 160 </text:span><text:span text:style-name="T1">cm and the same standard </text:span><text:span text:style-name="T1">deviation. Using Table 20.1, </text:span><text:span text:style-name="T1">determine the approximate </text:span><text:span text:style-name="T1">percentage of men who are shorter </text:span><text:span text:style-name="T1">than the tallest 10% of women.</text:span></text:p>
          </draw:text-box>
        </draw:frame>
        <draw:frame draw:style-name="gr1" draw:text-style-name="P1" draw:layer="layout" svg:width="26.499cm" svg:height="3.956cm" svg:x="0.702cm" svg:y="8.9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45" draw:text-style-name="P5" draw:layer="layout" svg:width="22.8cm" svg:height="5.69cm" svg:x="3.2cm" svg:y="6.023cm">
          <draw:text-box>
            <text:p><text:span text:style-name="T1">Given that IQ follows a normal </text:span><text:span text:style-name="T1">distribution with 𝜇=100 and </text:span><text:span text:style-name="T1">𝜎=15.</text:span></text:p>
            <text:p><text:span text:style-name="T1">Using R, what proportion of the </text:span><text:span text:style-name="T1">population has an IQ between 80 </text:span><text:span text:style-name="T1">and 11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45" draw:text-style-name="P5" draw:layer="layout" svg:width="26cm" svg:height="5.69cm" svg:x="1.2cm" svg:y="6.523cm">
          <draw:text-box>
            <text:p><text:span text:style-name="T1">Using R, what is the upper </text:span><text:span text:style-name="T1">quartile of a normal distribution </text:span><text:span text:style-name="T1">with 𝜇=−25 and 𝜎=5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47" draw:text-style-name="P5" draw:layer="layout" svg:width="26.5cm" svg:height="8.369cm" svg:x="1.3cm" svg:y="4.031cm">
          <draw:text-box>
            <text:p><text:span text:style-name="T1">The spontaneous potential </text:span><text:span text:style-name="T1">between lithologies A and B in a </text:span><text:span text:style-name="T1">borehole is −20±4 mV.</text:span></text:p>
            <text:p><text:span text:style-name="T1"/></text:p>
            <text:p><text:span text:style-name="T1">The spontaneous potential </text:span><text:span text:style-name="T1">between lithologies A and C in a </text:span><text:span text:style-name="T1">borehole is 50±3 mV.</text:span></text:p>
            <text:p><text:span text:style-name="T1"/></text:p>
            <text:p text:style-name="P4"><text:span text:style-name="T1">Assume that the uncertainties of </text:span><text:span text:style-name="T1">the two measurements are </text:span><text:span text:style-name="T1">independent.</text:span></text:p>
            <text:p><text:span text:style-name="T1"/></text:p>
            <text:p><text:span text:style-name="T1">What is the uncertainty of the </text:span><text:span text:style-name="T1">spontaneous potential between </text:span><text:span text:style-name="T1">lithologies B and C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7" draw:text-style-name="P5" draw:layer="layout" svg:width="20.7cm" svg:height="8.369cm" svg:x="4.2cm" svg:y="5.231cm">
          <draw:text-box>
            <text:p><text:span text:style-name="T1">Consider a 10×10 grid of Poisson </text:span><text:span text:style-name="T1">variables with parameter 𝜆=4. </text:span></text:p>
            <text:p><text:span text:style-name="T1"/></text:p>
            <text:p><text:span text:style-name="T1">Estimate the standard error of the </text:span><text:span text:style-name="T1">expected mean for these valu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47" draw:text-style-name="P5" draw:layer="layout" svg:width="17.2cm" svg:height="8.369cm" svg:x="5.5cm" svg:y="4.031cm">
          <draw:text-box>
            <text:p><text:span text:style-name="T1">Let x = 25 be the outcome of a </text:span><text:span text:style-name="T1">Poisson experiment</text:span></text:p>
            <text:p><text:span text:style-name="T1"/></text:p>
            <text:p><text:span text:style-name="T1">Let y = 9 and s[y] = 3</text:span></text:p>
            <text:p><text:span text:style-name="T1"/></text:p>
            <text:p><text:span text:style-name="T1">Let z = x √y</text:span></text:p>
            <text:p><text:span text:style-name="T17"/></text:p>
            <text:p><text:span text:style-name="T21">Estimate s[z]</text:span></text:p>
            <text:p><text:span text:style-name="T21"/></text:p>
            <text:p text:style-name="P4"><text:span text:style-name="T21">Assume that x and y are </text:span><text:span text:style-name="T21">independ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48" draw:text-style-name="P5" draw:layer="layout" svg:width="20.5cm" svg:height="10.173cm" svg:x="4.2cm" svg:y="2.625cm">
          <draw:text-box>
            <text:p><text:span text:style-name="T21">x and y form a bivariate normal </text:span><text:span text:style-name="T21">distribution with</text:span></text:p>
            <text:p><text:span text:style-name="T21"/></text:p>
            <text:p><text:span text:style-name="T22">m</text:span><text:span text:style-name="T23">x </text:span><text:span text:style-name="T24">= 10 and </text:span><text:span text:style-name="T22">s</text:span><text:span text:style-name="T23">x</text:span><text:span text:style-name="T21">= 4</text:span></text:p>
            <text:p><text:span text:style-name="T21"/></text:p>
            <text:p><text:span text:style-name="T22">m</text:span><text:span text:style-name="T23">y</text:span><text:span text:style-name="T24"> = -5 and </text:span><text:span text:style-name="T25">s</text:span><text:span text:style-name="T26">y</text:span><text:span text:style-name="T21"> = 3</text:span></text:p>
            <text:p><text:span text:style-name="T21"/></text:p>
            <text:p><text:span text:style-name="T21">z = x - y also forms a normal </text:span><text:span text:style-name="T21">distribution with</text:span></text:p>
            <text:p><text:span text:style-name="T21"/></text:p>
            <text:p text:style-name="P4"><text:span text:style-name="T22">m</text:span><text:span text:style-name="T23">z</text:span><text:span text:style-name="T24"> = 15 and </text:span><text:span text:style-name="T25">s</text:span><text:span text:style-name="T26">z</text:span><text:span text:style-name="T21"> = 3</text:span></text:p>
            <text:p><text:span text:style-name="T21"/></text:p>
            <text:p><text:span text:style-name="T24">What is </text:span><text:span text:style-name="T25">s</text:span><text:span text:style-name="T26">x,y</text:span><text:span text:style-name="T21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1" draw:text-style-name="P1" draw:layer="layout" svg:width="14.513cm" svg:height="14.513cm" svg:x="8.996cm" svg:y="0.976cm">
          <draw:image xlink:href="Pictures/10000001000003200000032091FD027DA04B222A.png" xlink:type="simple" xlink:show="embed" xlink:actuate="onLoad" draw:mime-type="image/png">
            <text:p/>
          </draw:image>
        </draw:frame>
        <draw:frame draw:style-name="gr48" draw:text-style-name="P5" draw:layer="layout" svg:width="20.5cm" svg:height="10.173cm" svg:x="0.2cm" svg:y="0.626cm">
          <draw:text-box>
            <text:p><text:span text:style-name="T21">Which two samples are most </text:span><text:span text:style-name="T21">similar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49" draw:text-style-name="P5" draw:layer="layout" svg:width="22.3cm" svg:height="6.798cm" svg:x="0.2cm" svg:y="0cm">
          <draw:text-box>
            <text:p><text:span text:style-name="T21">What is the 20-percentile of the t-</text:span><text:span text:style-name="T21">distribution with 15 degrees of </text:span><text:span text:style-name="T21">freedom?</text:span></text:p>
          </draw:text-box>
        </draw:frame>
        <draw:frame draw:style-name="gr1" draw:text-style-name="P1" draw:layer="layout" svg:width="19.917cm" svg:height="14.297cm" svg:x="3.883cm" svg:y="1.31cm">
          <draw:image xlink:href="Pictures/10000000000007A10000057A7C2EB23F9949AD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50" draw:text-style-name="P24" draw:layer="layout" svg:width="26.5cm" svg:height="7.798cm" svg:x="1.2cm" svg:y="4.5cm">
          <draw:text-box>
            <text:p text:style-name="P23"><text:span text:style-name="T21">We have measured the contents of </text:span><text:span text:style-name="T21">five randomly selected bottles of </text:span><text:span text:style-name="T21">wine:</text:span></text:p>
            <text:p text:style-name="P23"><text:span text:style-name="T21"/></text:p>
            <text:p text:style-name="P23"><text:span text:style-name="T21"/></text:p>
            <text:p text:style-name="P23"><text:span text:style-name="T21">750.1, 750.4, 749.9, 750.3, 750.3</text:span></text:p>
            <text:p text:style-name="P23"><text:span text:style-name="T21"/></text:p>
            <text:p text:style-name="P23"><text:span text:style-name="T21"/></text:p>
            <text:p text:style-name="P23"><text:span text:style-name="T21">Can we conclude, at a 95% </text:span><text:span text:style-name="T21">confidence level, that the mean </text:span><text:span text:style-name="T21">volume exceeds 750 ml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1" draw:text-style-name="P1" draw:layer="layout" svg:width="19.902cm" svg:height="6.839cm" svg:x="4.202cm" svg:y="4.413cm">
          <draw:image xlink:href="Pictures/1000000000000449000001794EA1CBEAFA0FC3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1" draw:text-style-name="P1" draw:layer="layout" svg:width="12.318cm" svg:height="4.517cm" svg:x="7.782cm" svg:y="5.1cm">
          <draw:image xlink:href="Pictures/10000000000002A7000000F973CCEB1F7CBA72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1" draw:text-style-name="P1" draw:layer="layout" svg:width="19.539cm" svg:height="8.272cm" svg:x="1.8cm" svg:y="3.228cm">
          <draw:image xlink:href="Pictures/1000000000000435000001C8460232FE773949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49" draw:text-style-name="P5" draw:layer="layout" svg:width="17.8cm" svg:height="6.798cm" svg:x="4.6cm" svg:y="5.8cm">
          <draw:text-box>
            <text:p><text:span text:style-name="T21">Using R, compute the rejection </text:span><text:span text:style-name="T21">cutoff (either positive or negative) </text:span><text:span text:style-name="T21">for a one-sided t-test with 3 </text:span><text:span text:style-name="T21">degrees of freedom and confidence </text:span><text:span text:style-name="T21">level 𝛼=0.05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1" draw:text-style-name="P1" draw:layer="layout" svg:width="21.244cm" svg:height="4.172cm" svg:x="3.431cm" svg:y="5.747cm">
          <draw:image xlink:href="Pictures/1000000000000493000000E65E8DDE577D00B2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draw:custom-shape draw:style-name="gr51" draw:text-style-name="P25" draw:layer="layout" svg:width="24cm" svg:height="3cm" svg:x="2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draw:custom-shape draw:style-name="gr52" draw:text-style-name="P25" draw:layer="layout" svg:width="24cm" svg:height="1.5cm" svg:x="2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1" draw:text-style-name="P1" draw:layer="layout" svg:width="27.612cm" svg:height="14.386cm" svg:x="0.347cm" svg:y="0.74cm">
          <draw:image xlink:href="Pictures/10000000000005F2000003195E2F5818C902DC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39" draw:text-style-name="P19" draw:layer="layout" svg:width="26.5cm" svg:height="12.879cm" svg:x="1cm" svg:y="1.1cm">
          <draw:text-box>
            <text:p><text:span text:style-name="T10">Consider two </text:span><text:span text:style-name="T27">c</text:span><text:span text:style-name="T28">2</text:span><text:span text:style-name="T10">-tests with </text:span><text:span text:style-name="T10">significance level 𝛼=0.05 and the </text:span><text:span text:style-name="T10">following effect sizes:</text:span></text:p>
            <text:p><text:span text:style-name="T10"/></text:p>
            <text:p><text:span text:style-name="T29">w</text:span><text:span text:style-name="T10"> (test 1) = 0.1</text:span></text:p>
            <text:p><text:span text:style-name="T29">w</text:span><text:span text:style-name="T10"> (test 2) = 0.3</text:span></text:p>
            <text:p><text:span text:style-name="T10"/></text:p>
            <text:p><text:span text:style-name="T10">Let P1 be the probability of </text:span><text:span text:style-name="T10">committing a type-1 error under </text:span><text:span text:style-name="T10">the first hypothesis, and</text:span></text:p>
            <text:p><text:span text:style-name="T10">let P2 be the probability of </text:span><text:span text:style-name="T10">committing a type-1 error under </text:span><text:span text:style-name="T10">the second hypothesis.</text:span></text:p>
            <text:p><text:span text:style-name="T10"/></text:p>
            <text:p><text:span text:style-name="T10">Then which statement is correct?</text:span></text:p>
            <text:p><text:span text:style-name="T10"/></text:p>
            <text:p><text:span text:style-name="T10">a. P1 = P2</text:span></text:p>
            <text:p><text:span text:style-name="T10">b. P1 &lt; P2</text:span></text:p>
            <text:p><text:span text:style-name="T10">c. P1 &gt; P2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39" draw:text-style-name="P19" draw:layer="layout" svg:width="26.5cm" svg:height="12.879cm" svg:x="1cm" svg:y="1.1cm">
          <draw:text-box>
            <text:p><text:span text:style-name="T10">Consider two </text:span><text:span text:style-name="T27">c</text:span><text:span text:style-name="T28">2</text:span><text:span text:style-name="T10">-tests with </text:span><text:span text:style-name="T10">significance level 𝛼=0.05 and the </text:span><text:span text:style-name="T10">following effect sizes:</text:span></text:p>
            <text:p><text:span text:style-name="T10"/></text:p>
            <text:p><text:span text:style-name="T29">w</text:span><text:span text:style-name="T10"> (test 1) = 0.1</text:span></text:p>
            <text:p><text:span text:style-name="T29">w</text:span><text:span text:style-name="T10"> (test 2) = 0.3</text:span></text:p>
            <text:p><text:span text:style-name="T10"/></text:p>
            <text:p><text:span text:style-name="T10">Let P1 be the probability of </text:span><text:span text:style-name="T10">committing a type-2 error under </text:span><text:span text:style-name="T10">the first hypothesis, and</text:span></text:p>
            <text:p><text:span text:style-name="T10">let P2 be the probability of </text:span><text:span text:style-name="T10">committing a type-2 error under </text:span><text:span text:style-name="T10">the second hypothesis.</text:span></text:p>
            <text:p><text:span text:style-name="T10"/></text:p>
            <text:p><text:span text:style-name="T10">Then which statement is correct?</text:span></text:p>
            <text:p><text:span text:style-name="T10"/></text:p>
            <text:p><text:span text:style-name="T10">a. P1 = P2</text:span></text:p>
            <text:p><text:span text:style-name="T10">b. P1 &lt; P2</text:span></text:p>
            <text:p><text:span text:style-name="T10">c. P1 &gt; P2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39" draw:text-style-name="P19" draw:layer="layout" svg:width="26.5cm" svg:height="12.879cm" svg:x="1cm" svg:y="1.5cm">
          <draw:text-box>
            <text:p><text:span text:style-name="T10">Consider the following two </text:span><text:span text:style-name="T10">samples:</text:span></text:p>
            <text:p><text:span text:style-name="T10"/></text:p>
            <text:p><text:span text:style-name="T10">A = {3}</text:span></text:p>
            <text:p><text:span text:style-name="T10">B = {9, 8}</text:span></text:p>
            <text:p><text:span text:style-name="T10"/></text:p>
            <text:p><text:span text:style-name="T10">What is the p-value of one-sided </text:span><text:span text:style-name="T10">Wilcoxon test for </text:span></text:p>
            <text:p><text:span text:style-name="T10"/></text:p>
            <text:p><text:span text:style-name="T10">H</text:span><text:span text:style-name="T11">0</text:span><text:span text:style-name="T10">: median(A) = median(B)</text:span></text:p>
            <text:p><text:span text:style-name="T10"/></text:p>
            <text:p><text:span text:style-name="T10">vs.</text:span></text:p>
            <text:p><text:span text:style-name="T10"/></text:p>
            <text:p><text:span text:style-name="T10">H</text:span><text:span text:style-name="T11">a</text:span><text:span text:style-name="T10">: median(A) &lt; median(B) 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53" draw:text-style-name="P28" draw:layer="layout" svg:width="6.8cm" svg:height="12.915cm" svg:x="2cm" svg:y="1.995cm">
          <draw:text-box>
            <text:p text:style-name="P26"><text:span text:style-name="T30">A1,A2,B1,B2</text:span></text:p>
            <text:p text:style-name="P27"><text:span text:style-name="T30">A1,A2,B1,B2</text:span></text:p>
            <text:p text:style-name="P27"><text:span text:style-name="T10">A1,B1,A2,B2</text:span></text:p>
            <text:p text:style-name="P27"><text:span text:style-name="T10">A1,B1,B2,A2</text:span></text:p>
            <text:p text:style-name="P27"><text:span text:style-name="T10">A1,B2,A2,B1</text:span></text:p>
            <text:p text:style-name="P27"><text:span text:style-name="T10">A1,B2,B1,A2</text:span></text:p>
            <text:p text:style-name="P26"><text:span text:style-name="T10"/></text:p>
            <text:p text:style-name="P27"><text:span text:style-name="T30">A2,A1,B1,B2</text:span></text:p>
            <text:p text:style-name="P27"><text:span text:style-name="T30">A2,A1,B1,B2</text:span></text:p>
            <text:p text:style-name="P27"><text:span text:style-name="T10">A2,B1,A1,B2</text:span></text:p>
            <text:p text:style-name="P27"><text:span text:style-name="T10">A2,B1,B2,A1</text:span></text:p>
            <text:p text:style-name="P27"><text:span text:style-name="T10">A2,B2,A1,B1</text:span></text:p>
            <text:p text:style-name="P27"><text:span text:style-name="T10">A2,B2,B1,A1</text:span></text:p>
            <text:p text:style-name="P27"><text:span text:style-name="T10"/></text:p>
          </draw:text-box>
        </draw:frame>
        <draw:frame draw:style-name="gr54" draw:text-style-name="P28" draw:layer="layout" svg:width="4.6cm" svg:height="11.977cm" svg:x="7.3cm" svg:y="1.996cm">
          <draw:text-box>
            <text:p text:style-name="P26"><text:span text:style-name="T10">B1,B2,A1,A2</text:span></text:p>
            <text:p text:style-name="P27"><text:span text:style-name="T10">B1,B2,A2,A1</text:span></text:p>
            <text:p text:style-name="P27"><text:span text:style-name="T10">B1,A1,A2,B2</text:span></text:p>
            <text:p text:style-name="P27"><text:span text:style-name="T10">B1,A1,B2,A2</text:span></text:p>
            <text:p text:style-name="P27"><text:span text:style-name="T10">B1,A2,A1,B2</text:span></text:p>
            <text:p text:style-name="P27"><text:span text:style-name="T10">B1,A2,B2,A1</text:span></text:p>
            <text:p text:style-name="P27"><text:span text:style-name="T10"/></text:p>
            <text:p text:style-name="P27"><text:span text:style-name="T10">B2,B1,A1,A2</text:span></text:p>
            <text:p text:style-name="P27"><text:span text:style-name="T10">B2,B1,A2,A1</text:span></text:p>
            <text:p text:style-name="P27"><text:span text:style-name="T10">B2,A1,A2,B1</text:span></text:p>
            <text:p text:style-name="P27"><text:span text:style-name="T10">B2,A1,B1,A2</text:span></text:p>
            <text:p text:style-name="P27"><text:span text:style-name="T10">B2,A2,A1,B1</text:span></text:p>
            <text:p text:style-name="P27"><text:span text:style-name="T10">B2,A2,B1,A1</text:span></text:p>
          </draw:text-box>
        </draw:frame>
        <draw:frame draw:style-name="gr55" draw:text-style-name="P31" draw:layer="layout" svg:width="8.3cm" svg:height="12.924cm" svg:x="13.6cm" svg:y="1.995cm">
          <draw:text-box>
            <text:p text:style-name="P29"><text:span text:style-name="T31">A1,A2,B1,B2</text:span></text:p>
            <text:p text:style-name="P30"><text:span text:style-name="T31">A1,A2,B1,B2</text:span></text:p>
            <text:p text:style-name="P30"><text:span text:style-name="T31">A1,B1,A2,B2</text:span></text:p>
            <text:p text:style-name="P30"><text:span text:style-name="T30">A1,B1,B2,A2</text:span></text:p>
            <text:p text:style-name="P30"><text:span text:style-name="T31">A1,B2,A2,B1</text:span></text:p>
            <text:p text:style-name="P30"><text:span text:style-name="T30">A1,B2,B1,A2</text:span></text:p>
            <text:p text:style-name="P29"><text:span text:style-name="T30"/></text:p>
            <text:p text:style-name="P30"><text:span text:style-name="T31">A2,A1,B1,B2</text:span></text:p>
            <text:p text:style-name="P30"><text:span text:style-name="T31">A2,A1,B1,B2</text:span></text:p>
            <text:p text:style-name="P30"><text:span text:style-name="T31">A2,B1,A1,B2</text:span></text:p>
            <text:p text:style-name="P30"><text:span text:style-name="T30">A2,B1,B2,A1</text:span></text:p>
            <text:p text:style-name="P30"><text:span text:style-name="T31">A2,B2,A1,B1</text:span></text:p>
            <text:p text:style-name="P30"><text:span text:style-name="T30">A2,B2,B1,A1</text:span></text:p>
            <text:p text:style-name="P30"><text:span text:style-name="T31"/></text:p>
          </draw:text-box>
        </draw:frame>
        <draw:frame draw:style-name="gr56" draw:text-style-name="P28" draw:layer="layout" svg:width="6.5cm" svg:height="12.504cm" svg:x="19cm" svg:y="1.996cm">
          <draw:text-box>
            <text:p text:style-name="P26"><text:span text:style-name="T10">B1,B2,A1,A2</text:span></text:p>
            <text:p text:style-name="P27"><text:span text:style-name="T10">B1,B2,A2,A1</text:span></text:p>
            <text:p text:style-name="P27"><text:span text:style-name="T30">B1,A1,A2,B2</text:span></text:p>
            <text:p text:style-name="P27"><text:span text:style-name="T10">B1,A1,B2,A2</text:span></text:p>
            <text:p text:style-name="P27"><text:span text:style-name="T30">B1,A2,A1,B2</text:span></text:p>
            <text:p text:style-name="P27"><text:span text:style-name="T10">B1,A2,B2,A1</text:span></text:p>
            <text:p text:style-name="P27"><text:span text:style-name="T10"/></text:p>
            <text:p text:style-name="P27"><text:span text:style-name="T10">B2,B1,A1,A2</text:span></text:p>
            <text:p text:style-name="P27"><text:span text:style-name="T10">B2,B1,A2,A1</text:span></text:p>
            <text:p text:style-name="P27"><text:span text:style-name="T30">B2,A1,A2,B1</text:span></text:p>
            <text:p text:style-name="P27"><text:span text:style-name="T10">B2,A1,B1,A2</text:span></text:p>
            <text:p text:style-name="P27"><text:span text:style-name="T30">B2,A2,A1,B1</text:span></text:p>
            <text:p text:style-name="P27"><text:span text:style-name="T10">B2,A2,B1,A1</text:span></text:p>
          </draw:text-box>
        </draw:frame>
        <draw:frame draw:style-name="gr57" draw:text-style-name="P28" draw:layer="layout" svg:width="2.005cm" svg:height="1.153cm" svg:x="6cm" svg:y="1cm">
          <draw:text-box>
            <text:p text:style-name="P26"><text:span text:style-name="T10">W=3</text:span></text:p>
          </draw:text-box>
        </draw:frame>
        <draw:frame draw:style-name="gr57" draw:text-style-name="P28" draw:layer="layout" svg:width="2.005cm" svg:height="1.153cm" svg:x="17.601cm" svg:y="0.9cm">
          <draw:text-box>
            <text:p text:style-name="P26"><text:span text:style-name="T10">W=5</text:span></text:p>
          </draw:text-box>
        </draw:frame>
        <draw:frame draw:style-name="gr57" draw:text-style-name="P28" draw:layer="layout" svg:width="5.574cm" svg:height="1.153cm" svg:x="4.601cm" svg:y="14.3cm">
          <draw:text-box>
            <text:p text:style-name="P26"><text:span text:style-name="T10">p = 2!2!/4! = 1/6</text:span></text:p>
          </draw:text-box>
        </draw:frame>
        <draw:frame draw:style-name="gr57" draw:text-style-name="P28" draw:layer="layout" svg:width="2.784cm" svg:height="1.153cm" svg:x="17.302cm" svg:y="14.3cm">
          <draw:text-box>
            <text:p text:style-name="P26"><text:span text:style-name="T10">p = 1/3</text:span></text:p>
          </draw:text-box>
        </draw:frame>
        <draw:frame draw:style-name="gr57" draw:text-style-name="P28" draw:layer="layout" svg:width="9.811cm" svg:height="1.153cm" svg:x="0.001cm" svg:y="-0.099cm">
          <draw:text-box>
            <text:p text:style-name="P26"><text:span text:style-name="T10">FYI: it’s not always that simple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8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1" draw:text-style-name="P1" draw:layer="layout" svg:width="26.921cm" svg:height="6.909cm" svg:x="0.579cm" svg:y="4.045cm">
          <draw:image xlink:href="Pictures/1000000000000700000001CC846871A403BE35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1" draw:text-style-name="P1" draw:layer="layout" svg:width="23.095cm" svg:height="7.927cm" svg:x="2.535cm" svg:y="3.953cm">
          <draw:image xlink:href="Pictures/10000000000004F9000001B5507D464168953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58" draw:text-style-name="P19" draw:layer="layout" svg:width="21.5cm" svg:height="10.7cm" svg:x="3cm" svg:y="2.9cm">
          <draw:text-box>
            <text:p><text:span text:style-name="T10">Consider the following two </text:span><text:span text:style-name="T10">samples:</text:span></text:p>
            <text:p><text:span text:style-name="T10"/></text:p>
            <text:p><text:span text:style-name="T10">A: {69, 0, 64, 81, 6}</text:span></text:p>
            <text:p><text:span text:style-name="T10"/></text:p>
            <text:p><text:span text:style-name="T10">B: {156, 105, 115, 171, 122}</text:span></text:p>
            <text:p><text:span text:style-name="T10"/></text:p>
            <text:p><text:span text:style-name="T10">Using a two-sample Kolmogorov-</text:span><text:span text:style-name="T10">Smirnov test with a significance </text:span><text:span text:style-name="T10">level of 𝛼=0.05, can we reject the </text:span><text:span text:style-name="T10">null hypothesis that both of these </text:span><text:span text:style-name="T10">samples were drawn from the same </text:span><text:span text:style-name="T10">distribu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57" draw:text-style-name="P28" draw:layer="layout" svg:width="10.543cm" svg:height="1.153cm" svg:x="8.089cm" svg:y="7.147cm">
          <draw:text-box>
            <text:p text:style-name="P26"><text:span text:style-name="T10">About the Wilcoxon distribution </text:span><text:span text:style-name="T10">…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3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59" draw:text-style-name="P23" draw:layer="layout" svg:width="18.632cm" svg:height="6.458cm" svg:x="4.763cm" svg:y="4.409cm">
          <draw:image xlink:href="Pictures/1000000000000403000001641FEC477B8CC72E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47" draw:text-style-name="P19" draw:layer="layout" svg:width="10.5cm" svg:height="8.369cm" svg:x="2cm" svg:y="3.2cm">
          <draw:text-box>
            <text:p><text:span text:style-name="T10">Let:</text:span></text:p>
            <text:p><text:span text:style-name="T10"/></text:p>
            <text:p><text:span text:style-name="T27">m</text:span><text:span text:style-name="T10">[x] = 4, </text:span><text:span text:style-name="T27">s</text:span><text:span text:style-name="T10">[x] = 2</text:span></text:p>
            <text:p><text:span text:style-name="T27">m</text:span><text:span text:style-name="T10">[y] = 2, </text:span><text:span text:style-name="T27">s</text:span><text:span text:style-name="T10">[y] = 1</text:span></text:p>
            <text:p><text:span text:style-name="T27">m</text:span><text:span text:style-name="T10">[z] = 3, </text:span><text:span text:style-name="T27">s</text:span><text:span text:style-name="T10">[z] = 1</text:span></text:p>
            <text:p><text:span text:style-name="T27">r</text:span><text:span text:style-name="T10">[x,y] = 0, </text:span><text:span text:style-name="T27">r</text:span><text:span text:style-name="T10">[x,z] = 0, </text:span><text:span text:style-name="T27">r</text:span><text:span text:style-name="T10">[y,z] = 0</text:span></text:p>
            <text:p><text:span text:style-name="T10"/></text:p>
            <text:p><text:span text:style-name="T10">What is </text:span><text:span text:style-name="T27">r</text:span><text:span text:style-name="T10">[x/z,y/z]?</text:span></text:p>
          </draw:text-box>
        </draw:frame>
        <draw:frame draw:style-name="gr47" draw:text-style-name="P19" draw:layer="layout" svg:width="14.4cm" svg:height="8.369cm" svg:x="14.1cm" svg:y="3.501cm">
          <draw:text-box>
            <text:p><text:span text:style-name="T10">What if:</text:span></text:p>
            <text:p><text:span text:style-name="T10"/></text:p>
            <text:p><text:span text:style-name="T27">r</text:span><text:span text:style-name="T10">[x,y] = -0.1, </text:span><text:span text:style-name="T27">r</text:span><text:span text:style-name="T10">[x,z] = 0, </text:span><text:span text:style-name="T27">r</text:span><text:span text:style-name="T10">[y,z] = </text:span><text:span text:style-name="T10">0?</text:span></text:p>
            <text:p><text:span text:style-name="T10"/></text:p>
            <text:p><text:span text:style-name="T10">Or</text:span></text:p>
            <text:p><text:span text:style-name="T10"/></text:p>
            <text:p text:style-name="P4"><text:span text:style-name="T27">r</text:span><text:span text:style-name="T10">[x,y] = -0.5, </text:span><text:span text:style-name="T27">r</text:span><text:span text:style-name="T10">[x,z] = 0, </text:span><text:span text:style-name="T27">r</text:span><text:span text:style-name="T10">[y,z] = </text:span><text:span text:style-name="T10">0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5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47" draw:text-style-name="P19" draw:layer="layout" svg:width="19.9cm" svg:height="8.369cm" svg:x="4.3cm" svg:y="5.4cm">
          <draw:text-box>
            <text:p><text:span text:style-name="T10">Two sets of 11 values 𝑥={𝑥</text:span><text:span text:style-name="T11">1</text:span><text:span text:style-name="T10">,𝑥</text:span><text:span text:style-name="T11">2</text:span><text:span text:style-name="T10">,</text:span><text:span text:style-name="T10">…,𝑥</text:span><text:span text:style-name="T11">11</text:span><text:span text:style-name="T10">} and <text:s/>𝑦={𝑦</text:span><text:span text:style-name="T11">1</text:span><text:span text:style-name="T10">,𝑦</text:span><text:span text:style-name="T11">2</text:span><text:span text:style-name="T10">,…,𝑦</text:span><text:span text:style-name="T11">11</text:span><text:span text:style-name="T10">} are </text:span><text:span text:style-name="T10">characterised by a correlation </text:span><text:span text:style-name="T10">coefficient of 𝑟=−0.7. Is the </text:span><text:span text:style-name="T10">correlation statistically significant </text:span><text:span text:style-name="T10">at an 𝛼=0.05 confidence level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6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46" draw:text-style-name="P19" draw:layer="layout" svg:width="22cm" svg:height="9.271cm" svg:x="3cm" svg:y="3.5cm">
          <draw:text-box>
            <text:p><text:span text:style-name="T32">geostats</text:span><text:span text:style-name="T10"> contains a dataset </text:span><text:span text:style-name="T10">called </text:span><text:span text:style-name="T32">worldpop</text:span><text:span text:style-name="T10">, which tallies the </text:span><text:span text:style-name="T10">world's population from 1750 until </text:span><text:span text:style-name="T10">2014. From 1960 onwards, the </text:span><text:span text:style-name="T10">world population has been </text:span><text:span text:style-name="T10">growing at an approximately </text:span><text:span text:style-name="T10">linear rate. </text:span></text:p>
            <text:p><text:span text:style-name="T10"/></text:p>
            <text:p><text:span text:style-name="T10">1. Fit a straight line through these </text:span><text:span text:style-name="T10">values and extrapolate to today. </text:span></text:p>
            <text:p><text:span text:style-name="T10">2. Compute a 95% confidence </text:span><text:span text:style-name="T10">interval</text:span></text:p>
            <text:p><text:span text:style-name="T10">3. Compute a 95% prediction </text:span><text:span text:style-name="T10">interval</text:span></text:p>
            <text:p><text:span text:style-name="T10">4. Compare your prediction with </text:span><text:span text:style-name="T10">the value reported on </text:span></text:p>
            <text:p><text:span text:style-name="T10"><text:s text:c="4"/></text:span><text:span text:style-name="T10">https://www.worldometers.inf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3-06T21:47:07.012837738</dc:date>
    <dc:creator>Pieter Vermeesch</dc:creator>
    <meta:editing-duration>PT8H49M16S</meta:editing-duration>
    <meta:editing-cycles>65</meta:editing-cycles>
    <meta:generator>LibreOffice/7.3.7.2$Linux_X86_64 LibreOffice_project/30$Build-2</meta:generator>
    <meta:document-statistic meta:object-count="449"/>
  </office:meta>
</office:document-meta>
</file>